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9ed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d9ed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حَدِيد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8922_137492880"/><text:span text:style-name="T2">سَبَّحَ لِلهِ مَا فِى </text:span><text:span text:style-name="T5">۱</text:span><text:span text:style-name="T2">لسَّمَـٰوَ؛تِ وَا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1)</text:span><text:span text:style-name="T2"> لَهُ„ مُلْــكُ </text:span><text:span text:style-name="T5">۴</text:span><text:span text:style-name="T2">لسَّمَـٰوَ؛تِ وَالاَرْضِ يُحْىِ” وَيُمِيتُؐ وَهُوَ عَلَــيٰ كُلِّ شَيْءٍ قَدِير٘ؐ </text:span><text:span text:style-name="T3">(2)</text:span><text:span text:style-name="T2"> هُوَ </text:span><text:span text:style-name="T5">۰</text:span><text:span text:style-name="T2">لاَوَّلُ وَالاَخِرُ وَالظَّـٰهِرُ وَالْبَاطِنُؐ وَهُوَ بِكُــلّۣ شَيْءٖ عَلِيم٘ؐ </text:span><text:span text:style-name="T3">(3)</text:span><text:span text:style-name="T2"> هُوَ </text:span><text:span text:style-name="T5">۰ﻟ﮲</text:span><text:span text:style-name="T2"> خَلَــقَ </text:span><text:span text:style-name="T5">۰</text:span><text:span text:style-name="T2">لسَّمَـٰوَ؛تِ وَالاَرْضَ فِى سِتَّةِ أَيَّامٍ ثُمَّ "سْتَوۭيٰ عَلَــي </text:span><text:span text:style-name="T5">۰</text:span><text:span text:style-name="T2">لْعَرْشِؐ يَعْلَمُ مَا يَلِجُ فِى </text:span><text:span text:style-name="T5">۱</text:span><text:span text:style-name="T2">لاَرْضِ وَمَا يَخْرُجُ مِنْهَا وَمَا يَنزۣلُ مِــنَ </text:span><text:span text:style-name="T5">۰</text:span><text:span text:style-name="T2">لسَّمَآءِ وَمَا يَعْرُجُ فِيهَاؐ وَهُوَ مَعَكُمُ; أَيْــنَ مَا كُنتُمْؐ وَاللَّهُ بِمَا تَعْمَلُونَ بَصِيرٌؐ </text:span><text:span text:style-name="T3">(4)</text:span><text:span text:style-name="T2"> لَّهُ„ مُلْــكُ </text:span><text:span text:style-name="T5">۴</text:span><text:span text:style-name="T2">لسَّمَـٰوَ؛تِ وَالاَرْضِؐ وَإِلَــي </text:span><text:span text:style-name="T5">۰</text:span><text:span text:style-name="T2">للَّهِ تُرْجَعُ </text:span><text:span text:style-name="T5">۴</text:span><text:span text:style-name="T2">لاُمُورُؐ </text:span><text:span text:style-name="T3">(5)</text:span><text:span text:style-name="T2"> يُولِجُ </text:span><text:span text:style-name="T5">۴</text:span><text:span text:style-name="T2">ليْلَ فِى </text:span><text:span text:style-name="T5">۱</text:span><text:span text:style-name="T2">لنَّهۭارۣ وَيُولِجُ </text:span><text:span text:style-name="T5">۴</text:span><text:span text:style-name="T2">لنَّهَارَ فِى </text:span><text:span text:style-name="T5">۱</text:span><text:span text:style-name="T2">ليْلِؐ وَهُوَ عَلِيمٛ بِذَاتِ </text:span><text:span text:style-name="T5">۱</text:span><text:span text:style-name="T2">لصُّدُورۣؐ </text:span><text:span text:style-name="T3">(6)</text:span><text:span text:style-name="T2"> ® ءَامِنُواْ بِاللَّهِ وَرَسُولِهِ” وَأَنفِقُواْ مِمَّا جَعَلَكُم مُّسْتَخْلَفِينَ فِيهِؐ فَالذِيــنَ ءَامَنُواْ مِنكُمْ وَأَنفَقُواْ لَهُمُ; أَجْرٌ كَبِيرٌؐ </text:span><text:span text:style-name="T3">(7)</text:span><text:span text:style-name="T2"> وَمَا لَكُمْ لاَ تُومِنُونَ بِاللَّهِ وَالرَّسُولُ يَدْعُوكُمْ لِتُومِنُواْ بِرَبِّكُمْ وَقَدَ اَخَذَ مِيثَـٰقَكُمُ; إِن كُنتُم مُّومِنِينَؐ </text:span><text:span text:style-name="T3">(8)</text:span><text:span text:style-name="T2"> هُوَ </text:span><text:span text:style-name="T5">۰ﻟ﮲</text:span><text:span text:style-name="T2"> يُنَزّۣلُ عَلَيٰ عَبْدِهِ“ ءَايَـٰتٙ بَيِّنَـٰتٍ ڤِّيُخْرۣجَكُم مِّــنَ </text:span><text:span text:style-name="T5">۰</text:span><text:span text:style-name="T2">لظُّلُمَـٰــتِ إِلَــي </text:span><text:span text:style-name="T5">۰</text:span><text:span text:style-name="T2">لنُّورۣؐ وَإِنَّ </text:span><text:span text:style-name="T5">۰</text:span><text:span text:style-name="T2">للَّهَ بِكُمْ لَرَءُوفٌ رَّحِيمٌؐ </text:span><text:span text:style-name="T3">(9)</text:span><text:span text:style-name="T2"> وَمَا لَكُمُ; أَلاَّ تُنفِقُواْ فِى سَبِيـلِ </text:span><text:span text:style-name="T5">۱</text:span><text:span text:style-name="T2">للَّهِ وَلِلهِ مِيرَ؛ثُ </text:span><text:span text:style-name="T5">۴</text:span><text:span text:style-name="T2">لسَّمَـٰوَ؛تِ وَالاَرْضضضِؐ لاَ يَسْتَوۣى مِنكُم مَّــنَ اَنفَـقَ مِن قَبْـلِ </text:span><text:span text:style-name="T5">۱</text:span><text:span text:style-name="T2">ڤْفَتْحِ وَقَـٰتَلَؐ ٱُوْلَئِــكَ أَعْظَمُ دَرَجَةً مِّــنَ </text:span><text:span text:style-name="T5">۰</text:span><text:span text:style-name="T2">لذِينَ أَنفَقُواْ مِـنۢ بَعْدُ وَقَـٰتَلُواْؐ وَكُلًاّ وَعَدَ </text:span><text:span text:style-name="T5">۰</text:span><text:span text:style-name="T2">للَّهُ </text:span><text:span text:style-name="T5">۴</text:span><text:span text:style-name="T2">لْحُسْنۭيٰؐ وَاللَّهُ بِمَا تَعْمَلُونَ خَبِيرٌؐ </text:span><text:span text:style-name="T3">(10)</text:span><text:span text:style-name="T2"> مَّــن ذَا </text:span><text:span text:style-name="T5">۰ﻟ﮲</text:span><text:span text:style-name="T2"> يُقْرۣضضضُ </text:span><text:span text:style-name="T5">۴</text:span><text:span text:style-name="T2">للَّهَ قَرْضاٗ حَسَناً فَيُضَـٰعِفُهُ„ لَهُ„ وَلَهُ; أَجْرٌ كَرۣيمٌؐ </text:span><text:span text:style-name="T3">(11)</text:span><text:span text:style-name="T2"> يَوْمَ تَرَي </text:span><text:soft-page-break/><text:span text:style-name="T5">۰</text:span><text:span text:style-name="T2">لْمُومِنِينَ وَالْمُومِنَـٰتِ يَسْعۭيٰ نُورُهُم بَيْنَ أَيْدِيهِمْ وَبِأَيْمَـٰنِهِمؐ بُشْرۭيٰكُمُ </text:span><text:span text:style-name="T5">۴</text:span><text:span text:style-name="T2">لْيَوْمَ جَنَّـٰتٌ تَجْرۣى مِــن تَحْتِهَا </text:span><text:span text:style-name="T5">۰</text:span><text:span text:style-name="T2">لاَنْهَـٰرُ خَـٰلِدِينَ فِيهَاؐ ذَ؛لِكَ هُوَ </text:span><text:span text:style-name="T5">۰</text:span><text:span text:style-name="T2">لْفَوْزُ </text:span><text:span text:style-name="T5">۴</text:span><text:span text:style-name="T2">لْعَظِيمُؐ </text:span><text:span text:style-name="T3">(12)</text:span><text:span text:style-name="T2"> يَوْمَ يَقُولُ </text:span><text:span text:style-name="T5">۴</text:span><text:span text:style-name="T2">لْمُنَـٰفِقُونَ وَالْمُنَـٰفِقَـٰتُ لِلذِيــنَ ءَامَنُواْ </text:span><text:span text:style-name="T5">۶</text:span><text:span text:style-name="T2">نظُرُونَا نَقْتَبِسْ مِن نُّورۣكُمْ قِيلَ "رْجِعُواْ وَرَآءَكُمْ فَالْتَمِسُواْ نُوراًؐ فَضُرۣبَ بَيْنَهُم بِسُورٍ لَّهُ„ بَابٛ بَاطِنُهُ„ فِيهِ </text:span><text:span text:style-name="T5">۱</text:span><text:span text:style-name="T2">لرَّحْمَةُ وَظَـٰهِرُهُ„ مِن قِبَلِهِ </text:span><text:span text:style-name="T5">۱</text:span><text:span text:style-name="T2">لْعَذَابُؐ يُنَادُونَهُمُ; أَلَمْ نَكُــن مَّعَكُمْؐ قَالُواْ بَلۭيٰ وَچَكِنَّكُمْ فَتَنتُمُ; أَنفُسَكُمْ وَتَرَبَّصْتُمْ وَارْتَبْتُمْ وَغَرَّتْكُمُ </text:span><text:span text:style-name="T5">۴</text:span><text:span text:style-name="T2">لاَمَانِــيُّ حَتَّيٰ جَآءَ امْرُ </text:span><text:span text:style-name="T5">۴</text:span><text:span text:style-name="T2">للَّهِ وَغَرَّكُم بِاللَّهِ </text:span><text:span text:style-name="T5">۱</text:span><text:span text:style-name="T2">لْغَرُورُؐ </text:span><text:span text:style-name="T3">(13)</text:span><text:span text:style-name="T2"> فَالْيَوْمَ لاَ يُوخَذُ مِنكُمْ فِدْيَةٌ وَلاَ مِــنَ </text:span><text:span text:style-name="T5">۰</text:span><text:span text:style-name="T2">لذِيــنَ كَفَرُواْ مَأْوۭيٰكُمُ </text:span><text:span text:style-name="T5">۴</text:span><text:span text:style-name="T2">لنَّارُ هِيَ مَوْلۭيٰكُمْؐ وَبِيــسَ </text:span><text:span text:style-name="T5">۰</text:span><text:span text:style-name="T2">لْمَصِيرُؐ </text:span><text:span text:style-name="T3">(14)</text:span><text:span text:style-name="T2"> © أَلَمْ يَانِ لِلذِيــنَ ءَامَنُوٓاْ أَننن تَخْشَعَ قُلُوبُهُمْ لِذِكْرۣ </text:span><text:span text:style-name="T5">۱</text:span><text:span text:style-name="T2">للَّهِ وَمَا نَزَلَ مِــنَ </text:span><text:span text:style-name="T5">۰</text:span><text:span text:style-name="T2">لْحَقﱢّؐ وَلاَ يَكُونُواْ كَالذِينَ ٱُوتُواْ </text:span><text:span text:style-name="T5">۴</text:span><text:span text:style-name="T2">لْكِتَـٰبَ مِن قَبْلُ فَطَالَ عَلَيْهِمُ </text:span><text:span text:style-name="T5">۴</text:span><text:span text:style-name="T2">لاَمَدُ فَقَسَتْ قُلُوبُهُمْؐ وَكَثِيرٌ مِّنْهُمْ فَـٰسِقُونَؐ </text:span><text:span text:style-name="T3">(15)</text:span><text:span text:style-name="T2"> "عْلَمُوٓاْ أَنَّ </text:span><text:span text:style-name="T5">۰</text:span><text:span text:style-name="T2">للَّهَ يُحْـىِ </text:span><text:span text:style-name="T5">۱</text:span><text:span text:style-name="T2">لاَرْضَ بَعْدَ مَوْتِهَاؐ قَدْ بَيَّنَّا لَكُمُ </text:span><text:span text:style-name="T5">۴</text:span><text:span text:style-name="T2">لاَيَـٰتِ لَعَلَّكُمْ تَعْقِلُونَؐ </text:span><text:span text:style-name="T3">(16)</text:span><text:span text:style-name="T2"> إِنَّ </text:span><text:span text:style-name="T5">۰</text:span><text:span text:style-name="T2">لْمُصَّدِّقِينَ وَالْمُصَّدِّقَـٰتِ وَأَقْرَضُواْ </text:span><text:span text:style-name="T5">۴</text:span><text:span text:style-name="T2">للَّهَ قَرْضاٗ حَسَناً يُضَـٰعَفُ لَهُمْ وَلَهُمُ; أَجْرٌ كَرۣيمٌؐ </text:span><text:span text:style-name="T3">(17)</text:span><text:span text:style-name="T2"> وَالذِيــنَ ءَامَنُواْ بِاللَّهِ وَرُسُلِهِ“ ٱُوْلَئِــكَ هُمُ </text:span><text:span text:style-name="T5">۴</text:span><text:span text:style-name="T2">لصِّدِّيقُونَؐ وَالشُّهَدَآءُ عِندَ رَبِّهِمْؐ لَهُمُ; أَجْرُهُمْ وَنُورُهُمْؐ وَالذِيــنَ كَفَرُواْ وَكَذَّبُواْ بِـَٔايَـٰتِنَآ ٱُوْلَئِــكَ أَصْحَـٰبُ </text:span><text:span text:style-name="T5">۴</text:span><text:span text:style-name="T2">لْجَحِيمِؐ </text:span><text:span text:style-name="T3">(18)</text:span><text:span text:style-name="T2"> 'عْلَمُوٓاْ أَنَّمَا </text:span><text:span text:style-name="T5">۰</text:span><text:span text:style-name="T2">لْحَيَوٰةُ </text:span><text:span text:style-name="T5">۴</text:span><text:span text:style-name="T2">لدُّنْيۭا لَعِبٌ وَلَهْوٌ وَزۣينَةٌ وَتَفَاخُرٛ بَيْنَكُمْ وَتَكَاثُرٌ فِى </text:span><text:span text:style-name="T5">۱</text:span><text:span text:style-name="T2">لاَمْوَ؛لِ وَالاَوْچَدِ كَمَثَلِ غَيْثٖ اَعْجَبَ </text:span><text:soft-page-break/><text:span text:style-name="T5">۰</text:span><text:span text:style-name="T2">لْكُفَّارَ نَبَاتُهُ„ ثُمَّ يَهِيجُ فَتَرۭيٰهُ مُصْفَرّاً ثُمَّ يَكُونُ حُطَـٰماًؐ وَفِى </text:span><text:span text:style-name="T5">۱</text:span><text:span text:style-name="T2">لاَخِرَةِ عَذَابٌ شَدِيدٌ وَمَغْفِرَةٌ مِّــنَ </text:span><text:span text:style-name="T5">۰</text:span><text:span text:style-name="T2">للَّهِ وَرۣضْوَ؛نٌؐ وَمَا </text:span><text:span text:style-name="T5">۰</text:span><text:span text:style-name="T2">لْحَيَوٰةُ </text:span><text:span text:style-name="T5">۴</text:span><text:span text:style-name="T2">لدُّنْيۭآ إِلاَّ مَتَـٰعُ </text:span><text:span text:style-name="T5">۴</text:span><text:span text:style-name="T2">لْغُرُورۣؐ </text:span><text:span text:style-name="T3">(19)</text:span><text:span text:style-name="T2"> سَابِقُوٓاْ إِلَــيٰ مَغْفِرَةٍ مِّن رَّبِّكُمْ وَجَنَّةٖ عَرْضُهَا كَعَرْضضضِ </text:span><text:span text:style-name="T5">۱</text:span><text:span text:style-name="T2">لسَّمَآءِ وَالاَرْضِ ٱُعِدَّتْ لِلذِينَ ءَامَنُواْ بِاللَّهِ وَرُسُلِهِؐ” ذَ؛لِــكَ فَضْــلُ </text:span><text:span text:style-name="T5">۴</text:span><text:span text:style-name="T2">للَّهِ يُوتِيهِ مَـنْ يَّشَآءُؐ وَاللَّهُ ذُو </text:span><text:span text:style-name="T5">۴</text:span><text:span text:style-name="T2">لْفَضْـلِ </text:span><text:span text:style-name="T5">۱</text:span><text:span text:style-name="T2">لْعَظِيمِؐ </text:span><text:span text:style-name="T3">(20)</text:span><text:span text:style-name="T2"> ® مَآ أَصَابَ مِــن مُّصِيبَةٍ فِى </text:span><text:span text:style-name="T5">۱</text:span><text:span text:style-name="T2">لاَرْضِ وَلاَ فِىٓ أَنفُسِكُمُ; إِلاَّ فِى كِتَـٰبٍ مِّن قَبْلِ أَن نَّبْرَأَهَآؐ إِنَّ ذَ؛لِــكَ عَلَــي </text:span><text:span text:style-name="T5">۰</text:span><text:span text:style-name="T2">للَّهِ يَسِيرٌ </text:span><text:span text:style-name="T3">(21)</text:span><text:span text:style-name="T2"> لِّكَيْلاَ تَاسَوْاْ عَلَيٰ مَا فَاتَكُمْ وَلاَ تَفْرَحُواْ بِمَآ ءَاتۭيٰكُمْؐ وَاللَّهُ لاَ يُحِبُّ كُلَّ مُخْتَالٍ فَخُورٖؐ </text:span><text:span text:style-name="T3">(22)</text:span><text:span text:style-name="T2"> </text:span><text:span text:style-name="T5">۱</text:span><text:span text:style-name="T2">لذِيــنَ يَبْخَلُونَ وَيَامُرُونَ </text:span><text:span text:style-name="T5">۰</text:span><text:span text:style-name="T2">لنَّاسَ بِالْبُخْلِؐ وَمَنْ يَّتَوَلَّ فَإِنننَّ </text:span><text:span text:style-name="T5">۰</text:span><text:span text:style-name="T2">للَّهَ </text:span><text:span text:style-name="T5">۰</text:span><text:span text:style-name="T2">لْغَنِــيُّ </text:span><text:span text:style-name="T5">۴</text:span><text:span text:style-name="T2">لْحَمِيدُؐ </text:span><text:span text:style-name="T3">(23)</text:span><text:span text:style-name="T2"> لَقَدَ اَرْسَلْنَا رُسُلَنَا بِالْبَيِّنَـٰتِ وَأَنزَلْنَا مَعَهُمُ </text:span><text:span text:style-name="T5">۴</text:span><text:span text:style-name="T2">لْكِتَـٰبَ وَالْمِيزَانَ لِيَقُومَ </text:span><text:span text:style-name="T5">۰</text:span><text:span text:style-name="T2">لنَّاسُ بِالْقِسْطِؐ وَأَنزَلْنَا </text:span><text:span text:style-name="T5">۰</text:span><text:span text:style-name="T2">لْحَدِيدَ فِيهِ بَأْسسسٌ شَدِيدٌ وَمَنَـٰفِعُ لِلنَّاسِؐ وَلِيَعْلَمَ </text:span><text:span text:style-name="T5">۰</text:span><text:span text:style-name="T2">للَّهُ مَنْ يَّنصُرُهُ„ وَرُسُلَهُ„ بِالْغَيْبِؐ إِنننَّ </text:span><text:span text:style-name="T5">۰</text:span><text:span text:style-name="T2">للَّهَ قَوۣيّﹲ عَزۣيزٌؐ </text:span><text:span text:style-name="T3">(24)</text:span><text:span text:style-name="T2"> وَلَقَدَ اَرْسَلْنَا نُوحاً وَإِبْرَ؛هِيمَ وَجَعَلْنَا فِى ذُرّۣيَّتِهِمَا </text:span><text:span text:style-name="T5">۰</text:span><text:span text:style-name="T2">لنُّبُوٓءَةَ وَالْكِتَـٰبَؐ فَمِنْهُم مُّهْتَدٍؐ وَكَثِيرٌ مِّنْهُمْ فَـٰسِقُونَؐ </text:span><text:span text:style-name="T3">(25)</text:span><text:span text:style-name="T2"> ثُمَّ قَفَّيْنَا عَلَــيٰٓ ءَاثۭـٰرۣهِم بِرُسُلِنَا وَقَفَّيْنَا بِعِيسَي "بْنِ مَرْيَمَ وَءَاتَيْنَـٰهُ </text:span><text:span text:style-name="T5">۴</text:span><text:span text:style-name="T2">لِانجِيلَؐ وَجَعَلْنَا فِى قُلُوبِ </text:span><text:span text:style-name="T5">۱</text:span><text:span text:style-name="T2">لذِينَ "تَّبَعُوهُ رَأْفَةً وَرَحْمَةً وَرَهْبَانِيَّةٗ 'بْتَدَعُوهَا مَا كَتَبْنَـٰهَا عَلَيْهِمُ; إِلاَّ "بْتِغَآءَ رۣضْوَ؛نِ </text:span><text:span text:style-name="T5">۱</text:span><text:span text:style-name="T2">للَّهِؐ فَمَا رَعَوْهَا حَقَّ رۣعَايَتِهَاؐ فَـَٔاتَيْنَا </text:span><text:span text:style-name="T5">۰</text:span><text:span text:style-name="T2">لذِيــنَ ءَامَنُواْ مِنْهُمُ; أَجْرَهُمْؐ وَكَثِيرٌ مِّنْهُمْ فَـٰسِقُونَؐ </text:span><text:span text:style-name="T3">(26)</text:span><text:span text:style-name="T2"> يَـٰٓأَيُّهَا </text:span><text:span text:style-name="T5">۰</text:span><text:span text:style-name="T2">لذِيــنَ ءَامَنُواْ èتَّقُواْ </text:span><text:span text:style-name="T5">۴</text:span><text:span text:style-name="T2">للَّهَ وَءَامِنُواْ بِرَسُولِهِ” يُوتِكُمْ كِفْلَيْنِ </text:span><text:soft-page-break/><text:span text:style-name="T2">مِن رَّحْمَتِهِ” وَيَجْعَــل لَّكُمْ نُوراً تَمْشُونَ بِهِ” وَيَغْفِرْ لَكُمْؐ وَاللَّهُ غَفُورٌ رَّحِيمٌ </text:span><text:span text:style-name="T3">(27)</text:span><text:span text:style-name="T2"> لِّيَ۬لاَّ يَعْلَمَ أَهْلُ </text:span><text:span text:style-name="T5">۴</text:span><text:span text:style-name="T2">لْكِتَـٰبِ أَلاَّ يَقْدِرُونَ عَلَيٰ شَيْءٍ مِّـن فَضْـلِ </text:span><text:span text:style-name="T5">۱</text:span><text:span text:style-name="T2">للَّهِ وَأَنَّ </text:span><text:span text:style-name="T5">۰</text:span><text:span text:style-name="T2">لْفَضْلَ بِيَدِ </text:span><text:span text:style-name="T5">۱</text:span><text:span text:style-name="T2">للَّهِ يُوتِيهِ مَنْ يَّشَآءُؐ وَاللَّهُ ذُو </text:span><text:span text:style-name="T5">۴</text:span><text:span text:style-name="T2">لْفَضْـلِ </text:span><text:span text:style-name="T5">۱</text:span><text:span text:style-name="T2">لْعَظِيمِ </text:span><text:span text:style-name="T3">(28)</text:span><text:bookmark-end text:name="__DdeLink__8922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8:18.015557511</meta:creation-date>
    <dc:date>2025-03-06T08:03:02.968592010</dc:date>
    <meta:editing-duration>PT4M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4" meta:paragraph-count="2" meta:word-count="611" meta:character-count="3443" meta:non-whitespace-character-count="2834"/>
  </office:meta>
</office:document-meta>
</file>